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A20000018DE502F6A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9cm" svg:height="7.856cm" svg:x="0.253cm" svg:y="0.274cm">
          <draw:image xlink:href="Pictures/20000002000001A20000018DE502F6AD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30T11:45:11</dc:date>
    <dc:creator>kkk </dc:creator>
    <meta:generator>LibreOffice/3.3$Linux LibreOffice_project/330m19$Build-401</meta:generator>
    <meta:editing-duration>PT3M57S</meta:editing-duration>
    <meta:editing-cycles>2</meta:editing-cycles>
    <meta:document-statistic meta:object-count="1"/>
  </office:meta>
</office:document-meta>
</file>